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1</text:p>
          </table:table-cell>
          <table:table-cell table:style-name="ce1" office:value-type="string" calcext:value-type="string">
            <text:p>y2</text:p>
          </table:table-cell>
          <table:table-cell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>
            <draw:frame table:end-cell-address="Sheet1.I17" table:end-x="0.145cm" table:end-y="0.044cm" draw:z-index="0" draw:style-name="gr1" draw:text-style-name="P1" svg:width="8.481cm" svg:height="6.666cm" svg:x="0.704cm" svg:y="0.151cm">
              <draw:object draw:notify-on-update-of-ranges="Sheet1.A2:Sheet1.A7 Sheet1.B2:Sheet1.B7 Sheet1.C1:Sheet1.C1 Sheet1.C2:Sheet1.C7 Sheet1.B2:Sheet1.B7 Sheet1.D1:Sheet1.D1 Sheet1.D2:Sheet1.D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Peter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nn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ill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egoe UI" style:font-family-asian="'Segoe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8">00/00/0000</text:date>, <text:time style:data-style-name="N2" text:time-value="10:35:29.1998245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Regina Henschel</meta:initial-creator>
    <meta:creation-date>2016-05-02T23:18:16.570000000</meta:creation-date>
    <dc:date>2025-08-08T10:35:46.474915641</dc:date>
    <meta:editing-duration>PT19M19S</meta:editing-duration>
    <meta:editing-cycles>4</meta:editing-cycles>
    <meta:generator>LibreOfficeDev/26.2.0.0.alpha0$Linux_X86_64 LibreOffice_project/a0ae1b0cf2661e7be9ea042e5357530f5fb412f5</meta:generator>
    <meta:document-statistic meta:table-count="1" meta:cell-count="2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none" chart:data-label-text="tru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 chart:data-label-number="none" chart:data-label-text="true" chart:data-label-symbol="false" chart:data-label-series="false" chart:label-position="top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 chart:data-label-number="none" chart:data-label-text="true" chart:data-label-symbol="false" chart:data-label-series="false" chart:label-position="top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482cm" svg:height="6.667cm" xlink:href=".." xlink:type="simple" chart:class="chart:scatter" chart:style-name="ch1">
        <chart:legend chart:legend-position="bottom" svg:x="2.744cm" svg:y="6.068cm" style:legend-expansion="wide" chart:style-name="ch2"/>
        <chart:plot-area chart:style-name="ch3" svg:x="0.169cm" svg:y="0.133cm" svg:width="8.144cm" svg:height="5.618cm">
          <chart:coordinate-region svg:x="0.611cm" svg:y="0.781cm" svg:width="7.259cm" svg:height="4.323cm"/>
          <chart:axis chart:dimension="x" chart:name="primary-x" chart:style-name="ch4" chartooo:axis-type="auto">
            <chart:categories table:cell-range-address="Sheet1.A2:Sheet1.A7"/>
            <chart:grid chart:style-name="ch5" chart:class="major"/>
          </chart:axis>
          <chart:axis chart:dimension="x" chart:name="secondary-x" chart:style-name="ch6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Sheet1.C2:Sheet1.C7" chart:label-cell-address="Sheet1.C1:Sheet1.C1" chart:class="chart:scatter">
            <chart:domain table:cell-range-address="Sheet1.B2:Sheet1.B7"/>
            <chart:data-point chart:repeated="6"/>
          </chart:series>
          <chart:series chart:attached-axis="primary-y" chart:style-name="ch8" chart:values-cell-range-address="Sheet1.D2:Sheet1.D7" chart:label-cell-address="Sheet1.D1:Sheet1.D1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1</text:p>
                <draw:g>
                  <svg:desc>Sheet1.C1:Sheet1.C1</svg:desc>
                </draw:g>
              </table:table-cell>
              <table:table-cell office:value-type="string">
                <text:p>y2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ohn</text:p>
                <draw:g>
                  <svg:desc>Sheet1.A2:Sheet1.A7</svg:desc>
                </draw:g>
              </table:table-cell>
              <table:table-cell office:value-type="float" office:value="1">
                <text:p>1</text:p>
                <draw:g>
                  <svg:desc>Sheet1.B2:Sheet1.B7</svg:desc>
                </draw:g>
              </table:table-cell>
              <table:table-cell office:value-type="float" office:value="5">
                <text:p>5</text:p>
                <draw:g>
                  <svg:desc>Sheet1.C2:Sheet1.C7</svg:desc>
                </draw:g>
              </table:table-cell>
              <table:table-cell office:value-type="float" office:value="NaN">
                <text:p>NaN</text:p>
                <draw:g>
                  <svg:desc>Sheet1.D2:Sheet1.D7</svg:desc>
                </draw:g>
              </table:table-cell>
            </table:table-row>
            <table:table-row>
              <table:table-cell office:value-type="string">
                <text:p>Peter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ames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y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n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illy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Dev/26.2.0.0.alpha0$Linux_X86_64 LibreOffice_project/a0ae1b0cf2661e7be9ea042e5357530f5fb412f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>
    <draw:gradient draw:name="Gradient_20_7" draw:display-name="Gradient 7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